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5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<text:span text:style-name="T1">TEXTBLOCK</text:span>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29T21:15:20.531920938</dc:date>
    <meta:editing-duration>PT3M44S</meta:editing-duration>
    <meta:editing-cycles>3</meta:editing-cycles>
    <meta:generator>LibreOffice/24.2.7.2$Linux_X86_64 LibreOffice_project/420$Build-2</meta:generator>
    <meta:keyword>richtext paragraphs styles hyperlinks lists template</meta:keyword>
    <dc:coverage>An example showcasing how to generate a styled RichText block including mixed inline formatting, hyperlinks, line breaks, tab stops, and lists.</dc:coverage>
    <dc:publisher>Walter Dietz</dc:publisher>
    <dc:rights>MIT</dc:rights>
    <dc:source>https://github.com/WaltDietzney/odt-template-engine</dc:source>
    <dc:subject>Demonstration of RichText with Styles, Tabs, and Lists</dc:subject>
    <dc:title>Sample 9 RichText Paragraph Block Example</dc:title>
    <meta:document-statistic meta:table-count="0" meta:image-count="0" meta:object-count="0" meta:page-count="1" meta:paragraph-count="1" meta:word-count="1" meta:character-count="13" meta:non-whitespace-character-count="13"/>
  </office:meta>
</office:document-meta>
</file>